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78d9" officeooo:paragraph-rsid="000178d9"/>
    </style:style>
    <style:style style:name="P2" style:family="paragraph" style:parent-style-name="Text_20_body">
      <style:text-properties officeooo:rsid="0003e8e5" officeooo:paragraph-rsid="0003e8e5"/>
    </style:style>
    <style:style style:name="P3" style:family="paragraph" style:parent-style-name="Text_20_body">
      <style:text-properties officeooo:rsid="0004a7b0" officeooo:paragraph-rsid="0004a7b0"/>
    </style:style>
    <style:style style:name="P4" style:family="paragraph" style:parent-style-name="Text_20_body">
      <style:text-properties officeooo:rsid="0001ef43" officeooo:paragraph-rsid="00089f9e"/>
    </style:style>
    <style:style style:name="P5" style:family="paragraph" style:parent-style-name="Text_20_body">
      <style:text-properties officeooo:rsid="000239d3" officeooo:paragraph-rsid="000239d3"/>
    </style:style>
    <style:style style:name="P6" style:family="paragraph" style:parent-style-name="Text_20_body">
      <style:text-properties officeooo:rsid="0009faad" officeooo:paragraph-rsid="0009faad"/>
    </style:style>
    <style:style style:name="P7" style:family="paragraph" style:parent-style-name="Text_20_body">
      <style:text-properties officeooo:rsid="000b02f0" officeooo:paragraph-rsid="000b02f0"/>
    </style:style>
    <style:style style:name="P8" style:family="paragraph" style:parent-style-name="Text_20_body">
      <style:text-properties officeooo:rsid="00061f7a" officeooo:paragraph-rsid="00061f7a"/>
    </style:style>
    <style:style style:name="P9" style:family="paragraph" style:parent-style-name="Text_20_body">
      <style:text-properties officeooo:rsid="000c55a7" officeooo:paragraph-rsid="000c55a7"/>
    </style:style>
    <style:style style:name="P10" style:family="paragraph" style:parent-style-name="Text_20_body" style:list-style-name="L1">
      <style:text-properties officeooo:rsid="000178d9" officeooo:paragraph-rsid="000178d9"/>
    </style:style>
    <style:style style:name="P11" style:family="paragraph" style:parent-style-name="Text_20_body" style:list-style-name="L2">
      <style:text-properties officeooo:rsid="000178d9" officeooo:paragraph-rsid="000178d9"/>
    </style:style>
    <style:style style:name="P12" style:family="paragraph" style:parent-style-name="Text_20_body" style:list-style-name="L3">
      <style:text-properties officeooo:rsid="000178d9" officeooo:paragraph-rsid="000178d9"/>
    </style:style>
    <style:style style:name="P13" style:family="paragraph" style:parent-style-name="Text_20_body" style:list-style-name="L4">
      <style:text-properties officeooo:rsid="000178d9" officeooo:paragraph-rsid="000178d9"/>
    </style:style>
    <style:style style:name="P14" style:family="paragraph" style:parent-style-name="Text_20_body" style:list-style-name="L5">
      <style:text-properties officeooo:rsid="000178d9" officeooo:paragraph-rsid="000178d9"/>
    </style:style>
    <style:style style:name="P15" style:family="paragraph" style:parent-style-name="Text_20_body" style:list-style-name="L6">
      <style:text-properties officeooo:rsid="000178d9" officeooo:paragraph-rsid="000178d9"/>
    </style:style>
    <style:style style:name="P16" style:family="paragraph" style:parent-style-name="Text_20_body" style:list-style-name="L7">
      <style:text-properties officeooo:rsid="000b02f0" officeooo:paragraph-rsid="000b02f0"/>
    </style:style>
    <style:style style:name="P17" style:family="paragraph" style:parent-style-name="Text_20_body">
      <style:text-properties officeooo:rsid="000b02f0" officeooo:paragraph-rsid="000b02f0"/>
    </style:style>
    <style:style style:name="P18" style:family="paragraph" style:parent-style-name="Text_20_body" style:list-style-name="L8">
      <style:text-properties officeooo:rsid="0009faad" officeooo:paragraph-rsid="0009faad"/>
    </style:style>
    <style:style style:name="P19" style:family="paragraph" style:parent-style-name="Text_20_body" style:list-style-name="L9">
      <style:text-properties officeooo:rsid="0009faad" officeooo:paragraph-rsid="0009faad"/>
    </style:style>
    <style:style style:name="P20" style:family="paragraph" style:parent-style-name="Text_20_body">
      <style:text-properties officeooo:rsid="000d7f7a" officeooo:paragraph-rsid="000d7f7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0178d9" officeooo:paragraph-rsid="000178d9"/>
    </style:style>
    <style:style style:name="T1" style:family="text">
      <style:text-properties officeooo:rsid="000178d9"/>
    </style:style>
    <style:style style:name="T2" style:family="text">
      <style:text-properties officeooo:rsid="000239d3"/>
    </style:style>
    <style:style style:name="T3" style:family="text">
      <style:text-properties officeooo:rsid="0009fa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02f0"/>
    </style:style>
    <style:style style:name="T7" style:family="text">
      <style:text-properties officeooo:rsid="000d7f7a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TERS SLA Generator</text:p>
      <text:h text:style-name="Heading_20_1" text:outline-level="1">Overview</text:h>
      <text:p text:style-name="P1">The WATERS SLA Generator is a program that creates WATERS models, CloudSim files and Kubernetes files from a Cloud and SLA specification given in a GUI. This saves time when checking cloud system SLA compliance at design time.</text:p>
      <text:p text:style-name="P2">In the future, we aim to add a “Verify” button which will verify the WATERS model automatically. Currently the WATERS model must be loaded into WATERS manually, and the verifications must also be done manually.</text:p>
      <text:p text:style-name="P3">The program is built using NetBeans and Java.</text:p>
      <text:p text:style-name="P8">The program may be changed to reflect a formal SLA language like SLAC. It may also be compared with the SLAC SLA Evaluator.</text:p>
      <text:p text:style-name="P9">Maybe I should rename this to “WATERS Cloud Checker”.</text:p>
      <text:h text:style-name="Heading_20_1" text:outline-level="1">Future Work</text:h>
      <text:p text:style-name="P4">Add category to the “Microservice” combo-box: compute-intensive, database access, simple web app, and mediator interacting with other micro-services \cite{jindal2019performance}.</text:p>
      <text:h text:style-name="Heading_20_1" text:outline-level="1">Requirements</text:h>
      <text:h text:style-name="Heading_20_2" text:outline-level="2">Requirement 1: CPU Utili<text:span text:style-name="T1">s</text:span>ation</text:h>
      <text:p text:style-name="P1">The CPU utilisation field allows a value from 1% to 100%.</text:p>
      <text:h text:style-name="Heading_20_2" text:outline-level="2"><text:bookmark-start text:name="__DdeLink__0_1478804780"/>Requirement 2<text:bookmark-end text:name="__DdeLink__0_1478804780"/>: Maximum Response Time</text:h>
      <text:p text:style-name="P1">The maximum response time field has a minimum value of 1.</text:p>
      <text:h text:style-name="P22" text:outline-level="2">Requirement 3: Minimum Throughput</text:h>
      <text:p text:style-name="P1">The minimum throughput field has a minimum value of 0.</text:p>
      <text:h text:style-name="Heading_20_2" text:outline-level="2">Requirement 4: Maximum Failure Rate</text:h>
      <text:p text:style-name="P1">The maximum failure rate field allows a value of 0 to 100.</text:p>
      <text:h text:style-name="Heading_20_2" text:outline-level="2">Requirement 5: Secure Access</text:h>
      <text:p text:style-name="P1">The secure access check-box...</text:p>
      <text:h text:style-name="Heading_20_2" text:outline-level="2"><text:soft-page-break/>Requirement 6: Maximum Cost</text:h>
      <text:p text:style-name="P1">The maximum cost field has a minimum value of 0.</text:p>
      <text:h text:style-name="Heading_20_2" text:outline-level="2">Requirement 7: Maximum Requests per Second</text:h>
      <text:p text:style-name="P1">The maximum requests per second field has a minimum value of 0.</text:p>
      <text:h text:style-name="Heading_20_2" text:outline-level="2">Requirement 8: Node Type</text:h>
      <text:p text:style-name="P1">The node type field allows the following values:</text:p>
      <text:list xml:id="list803462472" text:style-name="L1">
        <text:list-item>
          <text:p text:style-name="P10">Containers</text:p>
        </text:list-item>
        <text:list-item>
          <text:p text:style-name="P10">Virtual Machines</text:p>
        </text:list-item>
      </text:list>
      <text:h text:style-name="Heading_20_2" text:outline-level="2">Requirement 9: Scale Type</text:h>
      <text:p text:style-name="P1">The scale type field allows the following values:</text:p>
      <text:list xml:id="list1435302628" text:style-name="L2">
        <text:list-item>
          <text:p text:style-name="P11">In/Out</text:p>
        </text:list-item>
        <text:list-item>
          <text:p text:style-name="P11">Up/Down</text:p>
        </text:list-item>
      </text:list>
      <text:h text:style-name="Heading_20_2" text:outline-level="2">Requirement 10: Scale Amount</text:h>
      <text:p text:style-name="P1">The scale amount field has a minimum value of 1.</text:p>
      <text:h text:style-name="Heading_20_2" text:outline-level="2">Requirement 11: Scale Threshold</text:h>
      <text:p text:style-name="P1">The scale threshold field allows a value of 1 to 100.</text:p>
      <text:h text:style-name="Heading_20_2" text:outline-level="2">Requirement 12: Application</text:h>
      <text:p text:style-name="P1">The application field allows the following values:</text:p>
      <text:list xml:id="list4243738271" text:style-name="L3">
        <text:list-item>
          <text:p text:style-name="P12">N-Tier</text:p>
        </text:list-item>
        <text:list-item>
          <text:p text:style-name="P12">Micro-Services</text:p>
        </text:list-item>
      </text:list>
      <text:h text:style-name="Heading_20_2" text:outline-level="2">Requirement 13: Number of Items</text:h>
      <text:p text:style-name="P1">The number of items field has a minimum value of 1.</text:p>
      <text:h text:style-name="Heading_20_2" text:outline-level="2">Requirement 14: Create WATERS Model</text:h>
      <text:p text:style-name="P1">Clicking the “Create WATERS Model” button creates a “.wmod” file which reflects the fields as follows:</text:p>
      <text:list xml:id="list46568958" text:style-name="L4">
        <text:list-item>
          <text:p text:style-name="P13">A property called “max_cpu_utilisation” will reflect the Max CPU Utilisation field.</text:p>
        </text:list-item>
        <text:list-item>
          <text:p text:style-name="P13">A property called “max_response_time” will reflect the Max Response Time field.</text:p>
        </text:list-item>
        <text:list-item>
          <text:p text:style-name="P13"><text:soft-page-break/>A property called “minimum_throughput” will reflect the Minimum Throughput field.</text:p>
        </text:list-item>
        <text:list-item>
          <text:p text:style-name="P13">A property called “maximum_failure_rate” will reflect the Maximum Failure Rate field.</text:p>
        </text:list-item>
        <text:list-item>
          <text:p text:style-name="P13">A property called “secure_access” will reflect the Secure Access field.</text:p>
        </text:list-item>
        <text:list-item>
          <text:p text:style-name="P13">A property called “maximum_cost” will reflect the Maximum Cost field.</text:p>
        </text:list-item>
      </text:list>
      <text:p text:style-name="P1">The client is represented by a plant called “client”. The amount of requests sent by the client will reflect the Maximum Requests per Second field.</text:p>
      <text:p text:style-name="P1">The logic is represented by a specification called “master”.</text:p>
      <text:list xml:id="list2254539378" text:style-name="L5">
        <text:list-item>
          <text:p text:style-name="P14">The <text:span text:style-name="T2">master will scale when the CPU reaches the threshold set in the Scale Threshold field. Then it will scale by the amount set in the “Scale Amount” field.</text:span></text:p>
        </text:list-item>
      </text:list>
      <text:p text:style-name="P1">The application will be represented by plants: </text:p>
      <text:list xml:id="list3590811673" text:style-name="L6">
        <text:list-item>
          <text:p text:style-name="P15"><text:bookmark-start text:name="__DdeLink__2_1478804780"/>If the Application field is set to “N-Tier”, the plants will be named “tier_1, tier_2, ...” etc. The number of plants will be equal to the Number of Items field.<text:bookmark-end text:name="__DdeLink__2_1478804780"/></text:p>
        </text:list-item>
        <text:list-item>
          <text:p text:style-name="P15">If the Application field is set to “Micro-Services”, the plants will be named “service_1, service_2, ...” etc. The number of plants will be equal to the Number of Items field.</text:p>
        </text:list-item>
      </text:list>
      <text:h text:style-name="Heading_20_2" text:outline-level="2">Requirement 15: <text:span text:style-name="T2">Create CloudSim File</text:span></text:h>
      <text:p text:style-name="P5">Clicking the “Create CloudSim File” button will create a CloudSim Java file which can be imported into CloudSim and simulated. </text:p>
      <text:p text:style-name="P5"/>
      <text:h text:style-name="P21" text:outline-level="1">Non-Functional Requirements</text:h>
      <text:p text:style-name="P7">As below:</text:p>
      <text:list xml:id="list2139445963" text:style-name="L7">
        <text:list-item>
          <text:p text:style-name="P16">The code should be easy to maintain:</text:p>
          <text:list>
            <text:list-item>
              <text:p text:style-name="P16">Each function should have a header block which describes the <text:span text:style-name="T4">input</text:span>, <text:span text:style-name="T4">output</text:span> and <text:span text:style-name="T4">parameters</text:span>.</text:p>
            </text:list-item>
          </text:list>
        </text:list-item>
        <text:list-item>
          <text:p text:style-name="P16">The program must execute in reasonable time:</text:p>
          <text:list>
            <text:list-item>
              <text:p text:style-name="P16">Generating the WATERS model should take less than 5 seconds.</text:p>
            </text:list-item>
          </text:list>
        </text:list-item>
        <text:list-item>
          <text:p text:style-name="P16">The code must run on a standard lab computer at the University of Waikato (Ubuntu 18.04). Installation instructions should be provided in a README file.</text:p>
        </text:list-item>
        <text:list-item>
          <text:p text:style-name="P16">The code will be hosted on GitHub.</text:p>
        </text:list-item>
        <text:list-item>
          <text:p text:style-name="P16">The GUI should be easy to use. We will probably ask Dr. Malik to try it, with minimal instruction, and see whether he can understand how to use it.</text:p>
        </text:list-item>
      </text:list>
      <text:p text:style-name="P5"/>
      <text:h text:style-name="P21" text:outline-level="1">Test Cases</text:h>
      <text:h text:style-name="Heading_20_2" text:outline-level="2">Test Case 1: Maximum Requests Per Second <text:span text:style-name="T3">Value</text:span></text:h>
      <text:p text:style-name="P6">This tests that the value of the <text:span text:style-name="T5">Maximum Requests Per Second</text:span> field is reflected in the model. First try setting it to 30:</text:p>
      <text:list xml:id="list625700567" text:style-name="L8">
        <text:list-item>
          <text:p text:style-name="P18">Open the application.</text:p>
        </text:list-item>
        <text:list-item>
          <text:p text:style-name="P18">Select the “SLA” tab.</text:p>
        </text:list-item>
        <text:list-item>
          <text:p text:style-name="P18">Set <text:span text:style-name="T5">Maximum Requests Per Second</text:span> to 30.</text:p>
        </text:list-item>
        <text:list-item>
          <text:p text:style-name="P18">Select the “Generate” tab.</text:p>
        </text:list-item>
        <text:list-item>
          <text:p text:style-name="P18">Click “Create WATERS Model”.</text:p>
        </text:list-item>
        <text:list-item>
          <text:p text:style-name="P18">For file name enter “<text:span text:style-name="T6">max-</text:span>requests-30-<text:span text:style-name="T4">actual</text:span>.wmod”.</text:p>
        </text:list-item>
        <text:list-item>
          <text:p text:style-name="P18">Click Save.</text:p>
        </text:list-item>
        <text:list-item>
          <text:p text:style-name="P18">Compare the file to “<text:span text:style-name="T6">max-</text:span>requests-30-<text:span text:style-name="T4">expected</text:span>.wmod”. They should be identical.</text:p>
        </text:list-item>
      </text:list>
      <text:p text:style-name="P6"/>
      <text:p text:style-name="P6">Now to try it with a different value:</text:p>
      <text:list xml:id="list1731727973" text:style-name="L9">
        <text:list-item>
          <text:p text:style-name="P19">Select the “SLA” tab again.</text:p>
        </text:list-item>
        <text:list-item>
          <text:p text:style-name="P19">Set <text:span text:style-name="T5">Maximum Requests Per Second</text:span> to 40.</text:p>
        </text:list-item>
        <text:list-item>
          <text:p text:style-name="P19">Select the “Generate” tab.</text:p>
        </text:list-item>
        <text:list-item>
          <text:p text:style-name="P19">Click “Create WATERS Model”.</text:p>
        </text:list-item>
        <text:list-item>
          <text:p text:style-name="P19">For file name enter “<text:span text:style-name="T6">max-</text:span>requests-40-<text:span text:style-name="T4">actual</text:span>.wmod”.</text:p>
        </text:list-item>
        <text:list-item>
          <text:p text:style-name="P19">Click Save.</text:p>
        </text:list-item>
        <text:list-item>
          <text:p text:style-name="P19">Compare the file to “<text:span text:style-name="T6">max-</text:span>requests-40-<text:span text:style-name="T4">expected</text:span>.wmod”. They should be identical.</text:p>
        </text:list-item>
      </text:list>
      <text:p text:style-name="P6"/>
      <text:p text:style-name="P7">NOTE: The values for coordinates (e.g. “&lt;Point X="20" Y="9"/&gt;”) do not need to match, but the diagrams should all be easy to read.</text:p>
      <text:h text:style-name="Heading_20_1" text:outline-level="1"><text:span text:style-name="T7">Idea: </text:span>Optimization</text:h>
      <text:p text:style-name="P20">As well as simply doing the checking, the tool could also do <text:span text:style-name="T4">optimization</text:span><text:span text:style-name="T8">. That is, it could find values for parameters which will meet the SLA via a binary search.</text:span></text:p>
      <text:h text:style-name="Heading_20_1" text:outline-level="1">Technical Note</text:h>
      <text:p text:style-name="P20">The models can be loaded into the tool and modified instead of created from scratch. To do this, one must use the WATERS libraries from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an Zijl</meta:initial-creator>
    <meta:creation-date>2019-03-25T07:58:29.764943284</meta:creation-date>
    <dc:date>2019-08-30T09:21:06.242706298</dc:date>
    <meta:editing-duration>PT1H25M4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91" meta:word-count="904" meta:character-count="5394" meta:non-whitespace-character-count="4616"/>
  </office:meta>
</office:document-meta>
</file>